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F3000000A2035C53AA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="solid" draw:fill-color="#8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cm" svg:stroke-color="#8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c90016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c9001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2.665cm" svg:x="1.301cm" svg:y="3.4cm">
          <draw:image xlink:href="Pictures/1000000000000F3000000A2035C53AA9.jpg" xlink:type="simple" xlink:show="embed" xlink:actuate="onLoad">
            <text:p/>
          </draw:image>
        </draw:frame>
        <draw:custom-shape draw:style-name="gr2" draw:text-style-name="P1" draw:layer="layout" svg:width="0.2cm" svg:height="0.2cm" svg:x="4.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9cm" svg:y1="8.2cm" svg:x2="5cm" svg:y2="10.3cm">
          <text:p/>
        </draw:line>
        <draw:frame draw:style-name="gr4" draw:text-style-name="P2" draw:layer="layout" svg:width="2.077cm" svg:height="0.763cm" svg:x="1.523cm" svg:y="7.4cm">
          <draw:text-box>
            <text:p text:style-name="P2">ir_right</text:p>
          </draw:text-box>
        </draw:frame>
        <draw:frame draw:style-name="gr4" draw:text-style-name="P2" draw:layer="layout" svg:width="2.077cm" svg:height="0.763cm" svg:x="10.523cm" svg:y="10.3cm">
          <draw:text-box>
            <text:p text:style-name="P2"><text:span text:style-name="T1">ir_right</text:span></text:p>
          </draw:text-box>
        </draw:frame>
        <draw:custom-shape draw:style-name="gr2" draw:text-style-name="P1" draw:layer="layout" svg:width="0.2cm" svg:height="0.2cm" svg:x="8.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5cm" svg:y1="11cm" svg:x2="10.7cm" svg:y2="10.8cm">
          <text:p/>
        </draw:line>
        <draw:custom-shape draw:style-name="gr2" draw:text-style-name="P1" draw:layer="layout" svg:width="0.2cm" svg:height="0.2cm" svg:x="6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cm" svg:y1="11.8cm" svg:x2="5.4cm" svg:y2="13.2cm">
          <text:p/>
        </draw:line>
        <draw:line draw:style-name="gr3" draw:text-style-name="P1" draw:layer="layout" svg:x1="1.89cm" svg:y1="8.19cm" svg:x2="4.99cm" svg:y2="10.29cm">
          <text:p/>
        </draw:line>
        <draw:frame draw:style-name="gr4" draw:text-style-name="P2" draw:layer="layout" svg:width="2.61cm" svg:height="0.763cm" svg:x="3.7cm" svg:y="13.1cm">
          <draw:text-box>
            <text:p text:style-name="P2">ir_bottom</text:p>
          </draw:text-box>
        </draw:frame>
        <draw:frame draw:style-name="gr4" draw:text-style-name="P2" draw:layer="layout" svg:width="1.772cm" svg:height="0.763cm" svg:x="6.7cm" svg:y="5.8cm">
          <draw:text-box>
            <text:p text:style-name="P2">ir_top</text:p>
          </draw:text-box>
        </draw:frame>
        <draw:custom-shape draw:style-name="gr2" draw:text-style-name="P1" draw:layer="layout" svg:width="0.2cm" svg:height="0.2cm" svg:x="7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7cm" svg:y1="6.4cm" svg:x2="7.2cm" svg:y2="9.9cm">
          <text:p/>
        </draw:line>
        <draw:custom-shape draw:style-name="gr2" draw:text-style-name="P1" draw:layer="layout" svg:width="0.2cm" svg:height="0.2cm" svg:x="12.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6cm" svg:y1="8cm" svg:x2="16cm" svg:y2="8.1cm">
          <text:p/>
        </draw:line>
        <draw:frame draw:style-name="gr4" draw:text-style-name="P2" draw:layer="layout" svg:width="4.337cm" svg:height="1.275cm" svg:x="15.8cm" svg:y="7.3cm">
          <draw:text-box>
            <text:p text:style-name="P2">Handmade</text:p>
            <text:p text:style-name="P2">bluetooth modu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Алексей </meta:initial-creator>
    <meta:creation-date>2012-06-19T22:06:19</meta:creation-date>
    <dc:date>2012-06-19T22:20:47</dc:date>
    <dc:creator>Алексей </dc:creator>
    <meta:editing-duration>PT5M44S</meta:editing-duration>
    <meta:editing-cycles>3</meta:editing-cycles>
    <meta:generator>LibreOffice/3.5$Linux_X86_64 LibreOffice_project/350m1$Build-2</meta:generator>
    <meta:document-statistic meta:object-count="17"/>
  </office:meta>
</office:document-meta>
</file>